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0_5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0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E. H. Lindo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1 October 1853</text:p>
      <text:p text:style-name="P2">Month<text:tab/><text:tab/><text:tab/><text:tab/><text:tab/><text:tab/>October </text:p>
      <text:p text:style-name="P2">Year<text:tab/><text:tab/><text:tab/><text:tab/><text:tab/><text:tab/>1853</text:p>
      <text:p text:style-name="P2">Hebrew Date<text:tab/><text:tab/><text:tab/><text:tab/><text:tab/></text:p>
      <text:p text:style-name="P2">Undated</text:p>
      <text:p text:style-name="P2">City<text:tab/><text:tab/><text:tab/><text:tab/><text:tab/><text:tab/>London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England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2">My dear Sir<text:tab/><text:tab/><text:tab/><text:tab/><text:tab/><text:tab/><text:tab/><text:tab/><text:tab/>London 21 Octr 1853/</text:p>
      <text:p text:style-name="P2"><text:tab/>To prove to you that it is not from/ want of esteem or regards I did not acknowledge/ the receipt of your last esteemed favor which did/ not require an answer, I hasten to offer you my/ sincere congratulations on your re-election to/ you[sic] present office in the honorable way both/ to the electors &amp; the elected in which it has been/ done. <text:s/>I am pleased at learning that you/ have found a Congregation that knows how to/ appreciate your talents, may you long enjoy/ your well merited office is my sincere wish/ I learn that you will probably pay us a visit/ be assured that myself &amp; family who joins me/ in this &amp; best compliments will be highly/</text:p>
      <text:p text:style-name="P2"/>
      <text:p text:style-name="P2">Revd. S. Morais./</text:p>
      <text:p text:style-name="P2"/>
      <text:p text:style-name="P2">[Page 2]</text:p>
      <text:p text:style-name="P2">pleased at seeing you &amp; believe me to be/</text:p>
      <text:p text:style-name="P2"><text:soft-page-break/><text:tab/>Yours sincerely/</text:p>
      <text:p text:style-name="P2"><text:tab/><text:tab/>EHLindo/</text:p>
      <text:p text:style-name="P2"/>
      <text:p text:style-name="P2">[Page 3]</text:p>
      <text:p text:style-name="P2">Revd. Mr. S. Morais/</text:p>
      <text:p text:style-name="P2"><text:tab/><text:tab/>Philadelphia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0T13:29:44</meta:creation-date>
    <dc:date>2011-12-12T11:16:15.59</dc:date>
    <dc:language>en-US</dc:language>
    <meta:editing-cycles>3</meta:editing-cycles>
    <meta:editing-duration>PT00H05M24S</meta:editing-duration>
    <meta:document-statistic meta:table-count="0" meta:image-count="0" meta:object-count="0" meta:page-count="3" meta:paragraph-count="71" meta:word-count="323" meta:character-count="2101"/>
    <dc:creator>Penn Libraries</dc:creator>
    <meta:user-defined meta:name="Info 1"/>
    <meta:user-defined meta:name="Info 2"/>
    <meta:user-defined meta:name="Info 3"/>
    <meta:user-defined meta:name="Info 4"/>
  </office:meta>
</office:document-meta>
</file>